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49cm" fo:min-width="2.499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f2f2f2" draw:auto-grow-height="true" draw:auto-grow-width="false" fo:min-height="2.228cm" loext:decorative="false">
        <loext:fill-complex-color loext:theme-type="light2" loext:color-type="theme">
          <loext:transformation loext:type="lummod" loext:value="9500"/>
          <loext:transformation loext:type="lumoff" loext:value="0"/>
        </loext:fill-complex-color>
      </style:graphic-properties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2f2f2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" draw:id="id1" draw:layer="layout" svg:width="5.997cm" svg:height="5.997cm" svg:x="3.138cm" svg:y="1.248cm">
          <text:p text:style-name="P1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xml:id="id2" draw:id="id2" draw:layer="layout" svg:width="9.096cm" svg:height="2.478cm" svg:x="13.365cm" svg:y="9.435cm">
          <draw:text-box>
            <text:p xml:id="id3" text:id="id3">AAAAA</text:p>
            <text:p xml:id="id4" text:id="id4">BBBBB</text:p>
            <text:p xml:id="id5" text:id="id5">CCCCCCCCC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2s" smil:fill="hold" smil:targetElement="id1" smil:by="0.5,0.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5:02:29.543536321</meta:creation-date>
    <meta:editing-duration>P0D</meta:editing-duration>
    <meta:editing-cycles>1</meta:editing-cycles>
    <meta:generator>LibreOffice/24.2.5.2$Linux_X86_64 LibreOffice_project/420$Build-2</meta:generator>
    <meta:document-statistic meta:object-count="25"/>
  </office:meta>
</office:document-meta>
</file>